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Mangal1" svg:font-family="Mangal"/>
    <style:font-face style:name="Linux Libertine1" svg:font-family="'Linux Libertine'" style:font-adornments="Standard" style:font-pitch="variable"/>
    <style:font-face style:name="Source Sans Pro" svg:font-family="'Source Sans Pro'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f7797"/>
    </style:style>
    <style:style style:name="P3" style:family="paragraph" style:parent-style-name="Standard">
      <style:text-properties officeooo:rsid="0037011c" officeooo:paragraph-rsid="0037011c"/>
    </style:style>
    <style:style style:name="P4" style:family="paragraph" style:parent-style-name="Standard">
      <style:text-properties officeooo:paragraph-rsid="0037011c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officeooo:paragraph-rsid="00360cb6"/>
    </style:style>
    <style:style style:name="P8" style:family="paragraph" style:parent-style-name="Text_20_body">
      <style:text-properties officeooo:rsid="0037011c" officeooo:paragraph-rsid="0037011c"/>
    </style:style>
    <style:style style:name="P9" style:family="paragraph" style:parent-style-name="Text_20_body">
      <style:text-properties officeooo:rsid="0038aa46" officeooo:paragraph-rsid="0038aa46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32dde7"/>
    </style:style>
    <style:style style:name="P11" style:family="paragraph" style:parent-style-name="Text_20_body">
      <style:paragraph-properties fo:margin-left="0.72cm" fo:margin-right="0cm" fo:text-indent="0cm" style:auto-text-indent="false"/>
      <style:text-properties officeooo:rsid="0038aa46" officeooo:paragraph-rsid="0038aa46"/>
    </style:style>
    <style:style style:name="P12" style:family="paragraph" style:parent-style-name="Text_20_body">
      <style:paragraph-properties fo:margin-left="0.72cm" fo:margin-right="0cm" fo:text-indent="0cm" style:auto-text-indent="false"/>
      <style:text-properties fo:font-weight="bold" officeooo:rsid="0038aa46" officeooo:paragraph-rsid="0038aa46" style:font-weight-asian="bold" style:font-weight-complex="bold"/>
    </style:style>
    <style:style style:name="P13" style:family="paragraph" style:parent-style-name="Text_20_body">
      <style:paragraph-properties fo:margin-left="0.72cm" fo:margin-right="0cm" fo:text-indent="0cm" style:auto-text-indent="false"/>
      <style:text-properties fo:font-weight="bold" officeooo:rsid="00394119" officeooo:paragraph-rsid="00394119" style:font-weight-asian="bold" style:font-weight-complex="bold"/>
    </style:style>
    <style:style style:name="P14" style:family="paragraph" style:parent-style-name="Text_20_body">
      <style:paragraph-properties fo:margin-left="0.72cm" fo:margin-right="0cm" fo:text-indent="0cm" style:auto-text-indent="false"/>
      <style:text-properties officeooo:rsid="00394119" officeooo:paragraph-rsid="00394119"/>
    </style:style>
    <style:style style:name="P15" style:family="paragraph" style:parent-style-name="Text_20_body">
      <style:paragraph-properties fo:margin-left="0.72cm" fo:margin-right="0cm" fo:text-indent="0cm" style:auto-text-indent="false"/>
      <style:text-properties fo:font-weight="normal" officeooo:rsid="00394119" officeooo:paragraph-rsid="00394119" style:font-weight-asian="normal" style:font-weight-complex="normal"/>
    </style:style>
    <style:style style:name="P16" style:family="paragraph" style:parent-style-name="Standard">
      <style:text-properties fo:font-style="italic" officeooo:rsid="0037011c" officeooo:paragraph-rsid="0037011c" style:font-style-asian="italic" style:font-style-complex="italic"/>
    </style:style>
    <style:style style:name="P17" style:family="paragraph" style:parent-style-name="Standard">
      <style:text-properties fo:font-style="italic" officeooo:rsid="00374791" officeooo:paragraph-rsid="0037011c" style:font-style-asian="italic" style:font-style-complex="italic"/>
    </style:style>
    <style:style style:name="P18" style:family="paragraph" style:parent-style-name="Text_20_body">
      <style:paragraph-properties fo:margin-left="0.72cm" fo:margin-right="0cm" fo:text-indent="0cm" style:auto-text-indent="false"/>
      <style:text-properties fo:font-weight="bold" officeooo:rsid="0038aa46" officeooo:paragraph-rsid="0038aa46" style:font-weight-asian="bold" style:font-weight-complex="bold"/>
    </style:style>
    <style:style style:name="P19" style:family="paragraph" style:parent-style-name="Text_20_body">
      <style:paragraph-properties fo:margin-left="0.72cm" fo:margin-right="0cm" fo:text-indent="0cm" style:auto-text-indent="false"/>
      <style:text-properties fo:font-weight="bold" officeooo:rsid="003dba24" officeooo:paragraph-rsid="003dba24" style:font-weight-asian="bold" style:font-weight-complex="bold"/>
    </style:style>
    <style:style style:name="P20" style:family="paragraph" style:parent-style-name="Text_20_body">
      <style:paragraph-properties fo:margin-left="0.72cm" fo:margin-right="0cm" fo:text-indent="0cm" style:auto-text-indent="false"/>
      <style:text-properties officeooo:rsid="0038aa46" officeooo:paragraph-rsid="0038aa46"/>
    </style:style>
    <style:style style:name="P21" style:family="paragraph" style:parent-style-name="Text_20_body">
      <style:paragraph-properties fo:margin-left="0.72cm" fo:margin-right="0cm" fo:text-indent="0cm" style:auto-text-indent="false"/>
      <style:text-properties officeooo:rsid="0038aa46" officeooo:paragraph-rsid="003dba24"/>
    </style:style>
    <style:style style:name="P22" style:family="paragraph" style:parent-style-name="Text_20_body">
      <style:paragraph-properties fo:margin-left="0.72cm" fo:margin-right="0cm" fo:text-indent="0cm" style:auto-text-indent="false"/>
      <style:text-properties officeooo:rsid="003dba24" officeooo:paragraph-rsid="003dba24"/>
    </style:style>
    <style:style style:name="P23" style:family="paragraph" style:parent-style-name="Text_20_body">
      <style:paragraph-properties fo:margin-left="0.72cm" fo:margin-right="0cm" fo:text-indent="0cm" style:auto-text-indent="false"/>
      <style:text-properties officeooo:rsid="00394119" officeooo:paragraph-rsid="003dba24"/>
    </style:style>
    <style:style style:name="T1" style:family="text">
      <style:text-properties officeooo:rsid="002e77f1"/>
    </style:style>
    <style:style style:name="T2" style:family="text">
      <style:text-properties officeooo:rsid="002f779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1c30d" style:font-style-asian="italic" style:font-style-complex="italic"/>
    </style:style>
    <style:style style:name="T5" style:family="text">
      <style:text-properties fo:font-style="italic" officeooo:rsid="0037011c" style:font-style-asian="italic" style:font-style-complex="italic"/>
    </style:style>
    <style:style style:name="T6" style:family="text">
      <style:text-properties fo:font-style="italic" officeooo:rsid="00374791" style:font-style-asian="italic" style:font-style-complex="italic"/>
    </style:style>
    <style:style style:name="T7" style:family="text">
      <style:text-properties officeooo:rsid="00360cb6"/>
    </style:style>
    <style:style style:name="T8" style:family="text">
      <style:text-properties officeooo:rsid="0037011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3dba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Zweite</text:span> Ordnung zur Änderung der Geschäftsordnung der Fachschaftenkonferenz der Rheinischen Friedrich-Wilhelms- Universität Bonn [FKGO]</text:p>
      <text:p text:style-name="P6">Vom <text:span text:style-name="T11">14</text:span>. <text:span text:style-name="T7">November</text:span> 201<text:span text:style-name="T7">6</text:span></text:p>
      <text:p text:style-name="P7">Aufgrund § 34 Abs. 2 der Geschäftsordnung der Fachschaftenkonferenz der Rheinischen Friedrich-Wilhelms-Universität Bonn [FKGO] in der Fassung der Bekanntmachung vom 1. Juni 2015, <text:span text:style-name="T7">zuletzt geändert durch die Erste Ordnung zur Änderung der Geschäftsordnung der Fachschaftenkonferenz der Rheinischen Friedrich-Wilhelms- Universität Bonn [FKGO] vom 1. Juli 2015, </text:span><text:s/>hat die Fachschaftenkonferenz folgende Änderungsordnung beschlossen:</text:p>
      <text:p text:style-name="P5">- Artikel I -</text:p>
      <text:p text:style-name="Text_20_body">Die Geschäftsordnung der Fachschaftenkonferenz der Rheinischen Friedrich-Wilhelms-Universität Bonn [FKGO] wird wie folgt geändert:</text:p>
      <text:p text:style-name="Text_20_body">(<text:span text:style-name="T2">1</text:span>) <text:span text:style-name="T8">Anlage 1 wird gestrichen.</text:span></text:p>
      <text:p text:style-name="P8">(2) § 35 wird gestrichen.</text:p>
      <text:p text:style-name="P9">(3) In der Anlage „Fachschaftenliste“ werden folgende Änderungen vorgenommen:</text:p>
      <text:p text:style-name="P12">Anglistik</text:p>
      <text:p text:style-name="P11">entferne: Anglistik/Englische Sprache u. mittelalterliche (Promotion)</text:p>
      <text:p text:style-name="P11">entferne: Keltologie (Promotion)</text:p>
      <text:p text:style-name="P11">entferne: Vergleichende Indogermanische Sprachwissenschaft (Promotion)</text:p>
      <text:p text:style-name="P11"/>
      <text:p text:style-name="P12">Biologie</text:p>
      <text:p text:style-name="P11">entferne: Biologie (Diplom)</text:p>
      <text:p text:style-name="P11">entferne: Molekulare Biotechnologie (Master of Science)</text:p>
      <text:p text:style-name="P11">füge hinzu: Molecular Biology and Biotechnology (Master of Science)</text:p>
      <text:p text:style-name="P11"/>
      <text:p text:style-name="P12">Chemie</text:p>
      <text:p text:style-name="P11">entferne: Chemie (Diplom)</text:p>
      <text:p text:style-name="P11">entferne: Chemie (Master of Science)</text:p>
      <text:p text:style-name="P11">füge hinzu: Chemistry (Master of Science)</text:p>
      <text:p text:style-name="P11"/>
      <text:p text:style-name="P12">ELW</text:p>
      <text:p text:style-name="P11">entferne: Ernährungs u. Haushaltswissenschaft (Diplom)</text:p>
      <text:p text:style-name="P11"><text:soft-page-break/>entferne: Ernährungs und Lebensmittelwissenschaften (Master of Science)</text:p>
      <text:p text:style-name="P11">entferne: Lebensmitteltechnologie (Diplom)</text:p>
      <text:p text:style-name="P11"/>
      <text:p text:style-name="P19">Evangelische Theologie</text:p>
      <text:p text:style-name="P22">füge hinzu: Extended Ecumenical Studies (Master of Arts)</text:p>
      <text:p text:style-name="P11"/>
      <text:p text:style-name="P12">GeKoSka</text:p>
      <text:p text:style-name="P11">entferne: Deutschkurs (Sprachprogramm)</text:p>
      <text:p text:style-name="P11">entferne: Dt.Italien. Forschungen (Promotion)</text:p>
      <text:p text:style-name="P11">füge hinzu: Deutsch als Zweit- und Fremdsprache (Bachelor of Arts)</text:p>
      <text:p text:style-name="P11"/>
      <text:p text:style-name="P12">Geographie</text:p>
      <text:p text:style-name="P11">entferne: Geographie (B.A.)</text:p>
      <text:p text:style-name="P11">entferne: Geographie (Diplom)</text:p>
      <text:p text:style-name="P11">füge hinzu: Geographie (Bachelor of Arts)</text:p>
      <text:p text:style-name="P11"/>
      <text:p text:style-name="P12">Geschichte</text:p>
      <text:p text:style-name="P11">entferne: Historische Hilfswissenschaften und Archivkunde (Promotion) [?]</text:p>
      <text:p text:style-name="P11">füge hinzu: Historische Hilfswissenschaften u. Archivkunde (Promotion)</text:p>
      <text:p text:style-name="P11"/>
      <text:p text:style-name="P12">Griechische und Lateinische Philologie</text:p>
      <text:p text:style-name="P11">füge hinzu: <text:span text:style-name="T10">Griechische und Lateinische Literatur der Antike und ihr Fortleben (Bachelor of Arts)</text:span></text:p>
      <text:p text:style-name="P11"/>
      <text:p text:style-name="P12">Informatik</text:p>
      <text:p text:style-name="P11">entferne: Informatik (Diplom)</text:p>
      <text:p text:style-name="P11"/>
      <text:p text:style-name="P13">Jura</text:p>
      <text:p text:style-name="P14">füge hinzu: Begleitfach Rechtswissenschaft (Bachelor of Arts)</text:p>
      <text:p text:style-name="P11"/>
      <text:p text:style-name="P12">Katholische Theologie</text:p>
      <text:p text:style-name="P11">entferne: Katholische Theologie (Diplom)</text:p>
      <text:p text:style-name="P14"><text:soft-page-break/>füge hinzu: Katholische Theologie (Bachelor of Arts)</text:p>
      <text:p text:style-name="P11"/>
      <text:p text:style-name="P13"><text:span text:style-name="T9">füge als neue Fachschaft hinzu: <text:line-break/></text:span>Kommunikation in der globalisierten Mediengesellschaft</text:p>
      <text:p text:style-name="P15">füge hinzu: Kommunikation in der globalisierten Mediengesellschaft (Bachelor of Arts)</text:p>
      <text:p text:style-name="P15"/>
      <text:p text:style-name="P12">Kulturanthropologie</text:p>
      <text:p text:style-name="P11">entferne: Kulturanthropologie/ Volkskunde (Master of Arts)</text:p>
      <text:p text:style-name="P11">entferne: Volkskunde (Promotion)</text:p>
      <text:p text:style-name="P14">füge hinzu: Kulturanthropologie/Volkskunde (Master of Arts)</text:p>
      <text:p text:style-name="P14">füge hinzu: Kulturanthropologie/Volkskunde (Promotion)</text:p>
      <text:p text:style-name="P11"/>
      <text:p text:style-name="P12">Landwirtschaft</text:p>
      <text:p text:style-name="P11">entferne: Agrarwissenschaften (Diplom)</text:p>
      <text:p text:style-name="P11">entferne: Agrarwissenschaften (Master of Science)</text:p>
      <text:p text:style-name="P11"/>
      <text:p text:style-name="P12">Lehramt</text:p>
      <text:p text:style-name="P11">entferne: Lebensmitteltechnologie (LA MA Berufskolleg)</text:p>
      <text:p text:style-name="P11">entferne: Pflanzenwissenschaften (LA MA Berufskolleg)</text:p>
      <text:p text:style-name="P11">entferne: Tierwissenschaften (LA MA Berufskolleg)</text:p>
      <text:p text:style-name="P11">entferne: Wirtsch./Sozialw. Landbau (LA MA Berufskolleg)</text:p>
      <text:p text:style-name="P14">füge hinzu: Didaktik der Geschichte (Promotion)</text:p>
      <text:p text:style-name="P14">füge hinzu: Didaktik der Naturwissenschaften (Promotion)</text:p>
      <text:p text:style-name="P14">füge hinzu: Lebensmitteltechnologie (Lebensmitteltechnik) (LA BA Berufskolleg)</text:p>
      <text:p text:style-name="P23">füge hinzu: Lebensmitteltechnologie (Lebensmitteltechnik) (LA MA Berufskolleg)</text:p>
      <text:p text:style-name="P23">füge hinzu: Markt und Konsum (LA BA Berufskolleg)</text:p>
      <text:p text:style-name="P23">füge hinzu: Markt und Konsum (LA <text:span text:style-name="T11">M</text:span>A Berufskolleg)</text:p>
      <text:p text:style-name="P14">füge hinzu: Pflanzenwissenschaften (Pflanzenbau) (LA BA Berufskolleg)</text:p>
      <text:p text:style-name="P14">füge hinzu: Pflanzenwissenschaften (Pflanzenbau) (LA MA Berufskolleg)</text:p>
      <text:p text:style-name="P14">füge hinzu: Tierwissenschaften (Tierhaltung) (LA BA Berufskolleg)</text:p>
      <text:p text:style-name="P14">füge hinzu: Tierwissenschaften (Tierhaltung) (LA MA Berufskolleg)</text:p>
      <text:p text:style-name="P14"><text:soft-page-break/>füge hinzu: Wirtschafts- und Sozialwissenschaften des Landbaus (LA BA Berufskolleg)</text:p>
      <text:p text:style-name="P14">füge hinzu: Wirtschafts- und Sozialwissenschaften des Landbaus (LA MA Berufskolleg)</text:p>
      <text:p text:style-name="P11"/>
      <text:p text:style-name="P12">Mathematik</text:p>
      <text:p text:style-name="P11">entferne: Mathematik (Diplom)</text:p>
      <text:p text:style-name="P11"/>
      <text:p text:style-name="P12">Medienwissenschaften</text:p>
      <text:p text:style-name="P11">entferne: Evaluation (Master)</text:p>
      <text:p text:style-name="P11">entferne: Osteuropastudien (B.A.)</text:p>
      <text:p text:style-name="P14">füge hinzu: Medienkommunikation (Bachelor of Arts)</text:p>
      <text:p text:style-name="P23">füge hinzu: Sprachlernforschung (Bachelor of Arts)</text:p>
      <text:p text:style-name="P21">füge hinzu: Sprachliche Kommunikation (Bachelor of Arts)</text:p>
      <text:p text:style-name="P11"/>
      <text:p text:style-name="P12">Medizin Klinik</text:p>
      <text:p text:style-name="P14">füge hinzu: Epidemiologie (Doctor of Philosophy)</text:p>
      <text:p text:style-name="P14">füge hinzu: Epidemiologie (Med.Doc/Doc.of Philosophy)</text:p>
      <text:p text:style-name="P14">füge hinzu: Experimentelle Medizin (Doctor of Philosophy)</text:p>
      <text:p text:style-name="P14">füge hinzu: Experimentelle Medizin (Med.Doc/Doc.of Philosophy)</text:p>
      <text:p text:style-name="P14">füge hinzu: Klinische Immunologie (Doctor of Philosophy)</text:p>
      <text:p text:style-name="P14">füge hinzu: Klinische Medizin (Med.Doc/Doc.of Philosophy)</text:p>
      <text:p text:style-name="P14">füge hinzu: Medizinische Biometrie (Doctor of Philosophy)</text:p>
      <text:p text:style-name="P14">füge hinzu: Medizinische Biometrie (Med.Doc/Doc.of Philosophy)</text:p>
      <text:p text:style-name="P14">füge hinzu: Medizinische Neurowissenschaften (Med.Doc/Doc.of Philosophy)</text:p>
      <text:p text:style-name="P14">füge hinzu: Medizinische Psychologie (Doctor of Philosophy)</text:p>
      <text:p text:style-name="P14">füge hinzu: Medizinische Soziologie (Doctor of Philosophy)</text:p>
      <text:p text:style-name="P14">füge hinzu: Public Health (Med.Doc/Doc.of Philosophy)</text:p>
      <text:p text:style-name="P14">füge hinzu: Versorgungsforschung (Doctor of Philosophy)</text:p>
      <text:p text:style-name="P14">füge hinzu: Versorgungsforschung (Med.Doc/Doc.of Philosophy)</text:p>
      <text:p text:style-name="P11"/>
      <text:p text:style-name="P12">Meteorologie</text:p>
      <text:p text:style-name="P11">entferne: Meteorologie (Diplom)</text:p>
      <text:p text:style-name="P11"><text:soft-page-break/></text:p>
      <text:p text:style-name="P13">Molekulare Biomedizin</text:p>
      <text:p text:style-name="P14">füge hinzu: Biochemistry (Master of Science)</text:p>
      <text:p text:style-name="P23">füge hinzu: Immunobiology: from molecules to integrative systems (Master of Science)</text:p>
      <text:p text:style-name="P11"/>
      <text:p text:style-name="P13">Musikwissenschaft</text:p>
      <text:p text:style-name="P15">füge hinzu: Musikwissenschaft (Bachelor of Arts)</text:p>
      <text:p text:style-name="P12"/>
      <text:p text:style-name="P12">Orient Asia</text:p>
      <text:p text:style-name="P11">entferne: Geschichte und Kultur West und Südasiens (Master of Arts)</text:p>
      <text:p text:style-name="P11">entferne: Geschichte und Kultur der Region China, Mongolei, Tibet (Master of Arts)</text:p>
      <text:p text:style-name="P11">entferne: Indologie (Promotion)</text:p>
      <text:p text:style-name="P11">entferne: Orientalische und Asiatische Sprachen (Master of Arts)</text:p>
      <text:p text:style-name="P11">entferne: Regionalwissenschaft Japan (Master of Arts)</text:p>
      <text:p text:style-name="P11">entferne: Regionalwissenschaft Südostasien (Master of Arts)</text:p>
      <text:p text:style-name="P11">entferne: Religionen und Kunst in den Kulturen Asiens (Master of Arts)</text:p>
      <text:p text:style-name="P11">entferne: Sprach u. Kulturwissenschaft Zentralasiens/Mongol (Promotion)</text:p>
      <text:p text:style-name="P11">entferne: Sprach u. Kulturwissenschaft Zentralasiens/Tibeto (Promotion)</text:p>
      <text:p text:style-name="P14">füge hinzu: Asiatische und Orientalische Schwerpunktsprachen (Bachelor of Arts)</text:p>
      <text:p text:style-name="P14">füge hinzu: Chinesisch (Bachelor of Arts)</text:p>
      <text:p text:style-name="P14">füge hinzu: Japanisch (Bachelor of Arts)</text:p>
      <text:p text:style-name="P14">füge hinzu: Koreanisch (Bachelor of Arts)</text:p>
      <text:p text:style-name="P14">füge hinzu: Mongolistik (Promotion)</text:p>
      <text:p text:style-name="P14">füge hinzu: Ostasiatische Geschichte (Promotion)</text:p>
      <text:p text:style-name="P14">füge hinzu: Religionstheorie und interreligiöser Dialog (Promotion)</text:p>
      <text:p text:style-name="P14">füge hinzu: Südostasienwissenschaft (Promotion)</text:p>
      <text:p text:style-name="P14">füge hinzu: Tibetologie (Promotion)</text:p>
      <text:p text:style-name="P11"/>
      <text:p text:style-name="P12">Physik/Astronomie</text:p>
      <text:p text:style-name="P11">entferne: Physik (Diplom)</text:p>
      <text:p text:style-name="P11"/>
      <text:p text:style-name="P12"><text:soft-page-break/>Politik &amp; Soziologie</text:p>
      <text:p text:style-name="P11">entferne: Politik und Gesellschaft (Bachelor of Arts) [NF]</text:p>
      <text:p text:style-name="P11"/>
      <text:p text:style-name="P12">Psychologie</text:p>
      <text:p text:style-name="P11">entferne: Psychologie (Diplom)</text:p>
      <text:p text:style-name="P14">füge hinzu: Psychologie (Bachelor of Arts)</text:p>
      <text:p text:style-name="P11"/>
      <text:p text:style-name="P12">Romanistik</text:p>
      <text:p text:style-name="P11">entferne: Gründungsmythen Europas in Literatur, Kunst und Musik (Promotion) [?]</text:p>
      <text:p text:style-name="P11">entferne: Romanistik/Roman. Mediävistik (Promotion) [?]</text:p>
      <text:p text:style-name="P11">entferne: Trinationale Promotion Italianistik (Promotion) [?]</text:p>
      <text:p text:style-name="P14">füge hinzu: Romanische Philologie (Promotion)</text:p>
      <text:p text:style-name="P11"/>
      <text:p text:style-name="P12">Steinmann</text:p>
      <text:p text:style-name="P11">entferne: Geologie/Paläontologie (Diplom)</text:p>
      <text:p text:style-name="P11">entferne: Mineralogie (Diplom)</text:p>
      <text:p text:style-name="P14"/>
      <text:p text:style-name="P13">Zahnmedizin</text:p>
      <text:p text:style-name="P14">füge hinzu: Zahnmedizin (Med.Doc/Doc.of Philosophy)</text:p>
      <text:p text:style-name="P10"/>
      <text:p text:style-name="P1">- Artikel II -</text:p>
      <text:p text:style-name="Standard"/>
      <text:p text:style-name="P2">Diese Ordnung tritt am Tag nach ihrer Veröffentlichung in Kraft. Sie wird in de<text:span text:style-name="T1">r AKUT veröffentlich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Mangal1" svg:font-family="Mangal"/>
    <style:font-face style:name="Linux Libertine1" svg:font-family="'Linux Libertine'" style:font-adornments="Standard" style:font-pitch="variable"/>
    <style:font-face style:name="Source Sans Pro" svg:font-family="'Source Sans Pro'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nux Libertine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1" fo:font-family="'Linux Libertine'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ource Sans Pro" fo:font-family="'Source Sans Pro'" style:font-style-name="Fett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5-03-26T15:16:42.854229306</meta:creation-date>
    <dc:date>2016-11-14T22:52:55.693523235</dc:date>
    <dc:creator>Sven Zemanek</dc:creator>
    <meta:editing-duration>PT2H39M41S</meta:editing-duration>
    <meta:editing-cycles>30</meta:editing-cycles>
    <meta:generator>LibreOffice/5.1.4.2$Linux_X86_64 LibreOffice_project/10m0$Build-2</meta:generator>
    <meta:document-statistic meta:table-count="0" meta:image-count="0" meta:object-count="0" meta:page-count="6" meta:paragraph-count="141" meta:word-count="785" meta:character-count="6901" meta:non-whitespace-character-count="6255"/>
  </office:meta>
</office:document-meta>
</file>